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87000000956F327ECA.png" manifest:media-type="image/png"/>
  <manifest:file-entry manifest:full-path="Pictures/10000201000002BC000001A96CEE4FCF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9D000002E70B59409B.png" manifest:media-type="image/png"/>
  <manifest:file-entry manifest:full-path="Pictures/100000000000029D000002E71EC23CBA.png" manifest:media-type="image/png"/>
  <manifest:file-entry manifest:full-path="Pictures/1000000000000242000002927D6AABED.png" manifest:media-type="image/png"/>
  <manifest:file-entry manifest:full-path="Pictures/100000000000029D000002E7E4FE7329.png" manifest:media-type="image/png"/>
  <manifest:file-entry manifest:full-path="Pictures/100000000000024200000292A19762BB.png" manifest:media-type="image/png"/>
  <manifest:file-entry manifest:full-path="Pictures/100000000000024200000292C7D40A77.png" manifest:media-type="image/png"/>
  <manifest:file-entry manifest:full-path="Pictures/1000000000000242000002920CAFC8E4.png" manifest:media-type="image/png"/>
  <manifest:file-entry manifest:full-path="Pictures/10000000000002700000027CEAFB6302.png" manifest:media-type="image/png"/>
  <manifest:file-entry manifest:full-path="Pictures/10000201000002BC000001A99EEAE828.png" manifest:media-type="image/png"/>
  <manifest:file-entry manifest:full-path="Pictures/10000000000002700000027C5DDE9E2C.png" manifest:media-type="image/png"/>
  <manifest:file-entry manifest:full-path="Pictures/10000000000002EE000002087B534818.png" manifest:media-type="image/png"/>
  <manifest:file-entry manifest:full-path="Pictures/10000000000002700000027CE576EBC1.png" manifest:media-type="image/png"/>
  <manifest:file-entry manifest:full-path="Pictures/10000000000002700000027CFF56449A.png" manifest:media-type="image/png"/>
  <manifest:file-entry manifest:full-path="Pictures/10000000000002D5000002088AC7813E.png" manifest:media-type="image/png"/>
  <manifest:file-entry manifest:full-path="Pictures/10000201000002BC000001A98E15BCCE.png" manifest:media-type="image/png"/>
  <manifest:file-entry manifest:full-path="Pictures/10000000000002700000027C54966C95.png" manifest:media-type="image/png"/>
  <manifest:file-entry manifest:full-path="Pictures/100000000000024200000292B6281825.png" manifest:media-type="image/png"/>
  <manifest:file-entry manifest:full-path="Pictures/100000000000022E00000075DA5C635E.png" manifest:media-type="image/png"/>
  <manifest:file-entry manifest:full-path="Pictures/1000000000000242000002927EF96104.png" manifest:media-type="image/png"/>
  <manifest:file-entry manifest:full-path="Pictures/100000000000029D000002E78ABF7656.png" manifest:media-type="image/png"/>
  <manifest:file-entry manifest:full-path="Pictures/10000000000002700000027C9BE61484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2420000029210E5FFED.png" manifest:media-type="image/png"/>
  <manifest:file-entry manifest:full-path="Pictures/1000000000000049000000464E875921.png" manifest:media-type="image/png"/>
  <manifest:file-entry manifest:full-path="Pictures/10000201000002BC000001A935E02895.png" manifest:media-type="image/png"/>
  <manifest:file-entry manifest:full-path="Pictures/100000000000029D000002E75D19381C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0.308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none" draw:textarea-vertical-align="middle" draw:auto-grow-height="false" fo:min-height="0.444cm" fo:min-width="1.77cm"/>
    </style:style>
    <style:style style:name="gr144" style:family="graphic" style:parent-style-name="standard">
      <style:graphic-properties draw:textarea-vertical-align="middle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fill="none" draw:textarea-vertical-align="middle" draw:auto-grow-height="false" fo:min-height="0.444cm" fo:min-width="2.613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229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0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32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3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6">
      <style:graphic-properties draw:stroke="none" draw:fill="none" fo:min-height="13.466cm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7cm" style:use-optimal-column-width="false"/>
    </style:style>
    <style:style style:name="co2" style:family="table-column">
      <style:table-column-properties style:column-width="2.43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489cm" style:use-optimal-column-width="false"/>
    </style:style>
    <style:style style:name="co5" style:family="table-column">
      <style:table-column-properties style:column-width="1.635cm" style:use-optimal-column-width="false"/>
    </style:style>
    <style:style style:name="co6" style:family="table-column">
      <style:table-column-properties style:column-width="1.401cm" style:use-optimal-column-width="false"/>
    </style:style>
    <style:style style:name="co7" style:family="table-column">
      <style:table-column-properties style:column-width="1.327cm" style:use-optimal-column-width="false"/>
    </style:style>
    <style:style style:name="co8" style:family="table-column">
      <style:table-column-properties style:column-width="1.409cm" style:use-optimal-column-width="false"/>
    </style:style>
    <style:style style:name="co9" style:family="table-column">
      <style:table-column-properties style:column-width="1.355cm" style:use-optimal-column-width="false"/>
    </style:style>
    <style:style style:name="co10" style:family="table-column">
      <style:table-column-properties style:column-width="1.518cm" style:use-optimal-column-width="false"/>
    </style:style>
    <style:style style:name="co11" style:family="table-column">
      <style:table-column-properties style:column-width="1.729cm" style:use-optimal-column-width="false"/>
    </style:style>
    <style:style style:name="co12" style:family="table-column">
      <style:table-column-properties style:column-width="1.969cm" style:use-optimal-column-width="false"/>
    </style:style>
    <style:style style:name="co13" style:family="table-column">
      <style:table-column-properties style:column-width="1.983cm" style:use-optimal-column-width="false"/>
    </style:style>
    <style:style style:name="co14" style:family="table-column">
      <style:table-column-properties style:column-width="1.325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772cm" style:use-optimal-column-width="false"/>
    </style:style>
    <style:style style:name="co34" style:family="table-column">
      <style:table-column-properties style:column-width="1.586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406cm" style:use-optimal-column-width="false"/>
    </style:style>
    <style:style style:name="co38" style:family="table-column">
      <style:table-column-properties style:column-width="1.175cm" style:use-optimal-column-width="false"/>
    </style:style>
    <style:style style:name="co39" style:family="table-column">
      <style:table-column-properties style:column-width="1.323cm" style:use-optimal-column-width="false"/>
    </style:style>
    <style:style style:name="co40" style:family="table-column">
      <style:table-column-properties style:column-width="1.179cm" style:use-optimal-column-width="false"/>
    </style:style>
    <style:style style:name="co41" style:family="table-column">
      <style:table-column-properties style:column-width="1.193cm" style:use-optimal-column-width="false"/>
    </style:style>
    <style:style style:name="co42" style:family="table-column">
      <style:table-column-properties style:column-width="1.189cm" style:use-optimal-column-width="false"/>
    </style:style>
    <style:style style:name="co43" style:family="table-column">
      <style:table-column-properties style:column-width="1.594cm" style:use-optimal-column-width="false"/>
    </style:style>
    <style:style style:name="co44" style:family="table-column">
      <style:table-column-properties style:column-width="1.257cm" style:use-optimal-column-width="false"/>
    </style:style>
    <style:style style:name="co45" style:family="table-column">
      <style:table-column-properties style:column-width="1.313cm" style:use-optimal-column-width="false"/>
    </style:style>
    <style:style style:name="co46" style:family="table-column">
      <style:table-column-properties style:column-width="1.669cm" style:use-optimal-column-width="false"/>
    </style:style>
    <style:style style:name="co47" style:family="table-column">
      <style:table-column-properties style:column-width="1.524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782cm"/>
    </style:style>
    <style:style style:name="ro3" style:family="table-row">
      <style:table-row-properties style:row-height="1.212cm"/>
    </style:style>
    <style:style style:name="ro4" style:family="table-row">
      <style:table-row-properties style:row-height="0.678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944cm"/>
    </style:style>
    <style:style style:name="ro8" style:family="table-row">
      <style:table-row-properties style:row-height="0.768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1.275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743cm"/>
    </style:style>
    <style:style style:name="ro13" style:family="table-row">
      <style:table-row-properties style:row-height="1.107cm"/>
    </style:style>
    <style:style style:name="ro14" style:family="table-row">
      <style:table-row-properties style:row-height="0.82cm"/>
    </style:style>
    <style:style style:name="ro15" style:family="table-row">
      <style:table-row-properties style:row-height="0.928cm"/>
    </style:style>
    <style:style style:name="ro16" style:family="table-row">
      <style:table-row-properties style:row-height="0.694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2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3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0" style:family="paragraph">
      <style:text-properties fo:font-size="10pt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text-position="super 58%" fo:font-size="12pt" style:font-size-asian="12pt" style:font-size-complex="12pt"/>
    </style:style>
    <style:style style:name="T28" style:family="text">
      <style:text-properties style:font-name="Liberation Sans3" fo:font-size="10pt" style:font-size-asian="10pt" style:font-size-complex="10pt"/>
    </style:style>
    <style:style style:name="T29" style:family="text">
      <style:text-properties style:font-name="Liberation Sans3" fo:font-size="9pt" style:font-size-asian="9pt" style:font-size-complex="9pt"/>
    </style:style>
    <style:style style:name="T30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layer="layout" svg:width="12.7cm" svg:height="12.954cm" svg:x="6.35cm" svg:y="3.81cm">
          <draw:image xlink:href="Pictures/10000000000002700000027C54966C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700000027CE576EB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700000027C5DDE9E2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700000027CFF5644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700000027CEAFB630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700000027C9BE614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B62818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10E5FF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0CAFC8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9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C7D40A7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A19762B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7D6AAB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2000002927EF9610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0B59409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E4FE732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3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8ABF765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7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1EC23CB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1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2.7cm" svg:height="12.954cm" svg:x="6.35cm" svg:y="3.81cm">
          <draw:image xlink:href="Pictures/100000000000029D000002E75D19381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0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6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6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2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6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8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6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5" draw:layer="layout" svg:width="22.86cm" svg:height="13.693cm" svg:x="1.27cm" svg:y="3.232cm">
          <text:list text:style-name="L5">
            <text:list-header>
              <text:p><text:span text:style-name="T13"><text:s text:c="3"/></text:span></text:p>
              <text:list>
                <text:list-item>
                  <text:p><text:span text:style-name="T13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26"><text:span text:style-name="T15">J(ζ' , ∇) = |{children(s) ∈ V | f</text:span><text:span text:style-name="T16">max</text:span><text:span text:style-name="T15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25" draw:layer="layout" svg:width="22.86cm" svg:height="13.693cm" svg:x="1.27cm" svg:y="3.232cm">
          <text:list text:style-name="L5">
            <text:list-header>
              <text:p><text:span text:style-name="T13"/></text:p>
              <text:list>
                <text:list-item>
                  <text:p><text:span text:style-name="T13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17"/></text:p>
                  <text:p text:style-name="P16"><text:span text:style-name="T17"/></text:p>
                  <text:p text:style-name="P16"><text:span text:style-name="T17"/></text:p>
                  <text:list>
                    <text:list-header>
                      <text:p text:style-name="P26"><text:span text:style-name="T18">T (ζ', ∇) = J(ζ', ∇) · (t</text:span><text:span text:style-name="T19">h</text:span><text:span text:style-name="T20">max(ζ')</text:span><text:span text:style-name="T18">+ t</text:span><text:span text:style-name="T20">gen</text:span><text:span text:style-name="T18">)</text:span></text:p>
                    </text:list-header>
                  </text:list>
                  <text:p text:style-name="P23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84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9" draw:layer="layout" svg:width="4.481cm" svg:height="1.013cm" svg:x="5.449cm" svg:y="5.25cm">
          <draw:text-box>
            <text:p>Search Space</text:p>
          </draw:text-box>
        </draw:frame>
        <draw:frame draw:style-name="gr189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19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1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27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 text:style-name="P30"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31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7" presentation:class="page"/>
          <draw:custom-shape draw:style-name="gr232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37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</text:list-header>
                  <text:list-item>
                    <text:p text:style-name="P21"><text:span text:style-name="T9">f</text:span><text:span text:style-name="T22">c</text:span><text:span text:style-name="T9">(n) = {f</text:span><text:span text:style-name="T22">1</text:span><text:span text:style-name="T9">(n), f</text:span><text:span text:style-name="T22">2</text:span><text:span text:style-name="T9">(n), …, f</text:span><text:span text:style-name="T22">M</text:span><text:span text:style-name="T9">(n)}, where f</text:span><text:span text:style-name="T22">i</text:span><text:span text:style-name="T9">(n) = g(n) + h</text:span><text:span text:style-name="T22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22">1</text:span><text:span text:style-name="T9">(n), y</text:span><text:span text:style-name="T22">2</text:span><text:span text:style-name="T9">(n), … y</text:span><text:span text:style-name="T22">M</text:span><text:span text:style-name="T9">(n)}, where y</text:span><text:span text:style-name="T22">i</text:span><text:span text:style-name="T9">(n) = 1 if g(n) + h</text:span><text:span text:style-name="T22">i</text:span><text:span text:style-name="T9">(n) ≤ b and y</text:span><text:span text:style-name="T22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5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20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7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828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23">Domain</text:span></text:p>
              </table:table-cell>
              <table:table-cell table:style-name="ce2" table:number-columns-spanned="13">
                <text:p text:style-name="P23"><text:span text:style-name="T24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1">
              <table:covered-table-cell/>
              <table:table-cell table:style-name="ce4" table:number-rows-spanned="2">
                <text:p text:style-name="P23"><text:span text:style-name="T23">IDA*</text:span></text:p>
              </table:table-cell>
              <table:table-cell table:style-name="ce4" table:number-rows-spanned="2">
                <text:p text:style-name="P23"><text:span text:style-name="T23">time</text:span></text:p>
              </table:table-cell>
              <table:table-cell table:style-name="ce4" table:number-columns-spanned="5">
                <text:p text:style-name="P23"><text:span text:style-name="T23">Relative-error</text:span></text:p>
              </table:table-cell>
              <table:covered-table-cell/>
              <table:covered-table-cell/>
              <table:covered-table-cell/>
              <table:covered-table-cell table:style-name="ce4"/>
              <table:table-cell table:style-name="ce4" table:number-columns-spanned="5">
                <text:p text:style-name="P23"><text:span text:style-name="T23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3"><text:span text:style-name="T23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0</text:span></text:p>
              </table:table-cell>
              <table:table-cell>
                <text:p text:style-name="P23"><text:span text:style-name="T25">100</text:span></text:p>
              </table:table-cell>
              <table:table-cell>
                <text:p text:style-name="P23"><text:span text:style-name="T25">1000</text:span></text:p>
              </table:table-cell>
              <table:table-cell>
                <text:p text:style-name="P23"><text:span text:style-name="T25">5000</text:span></text:p>
              </table:table-cell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0</text:span></text:p>
              </table:table-cell>
              <table:table-cell>
                <text:p text:style-name="P23"><text:span text:style-name="T25">100</text:span></text:p>
              </table:table-cell>
              <table:table-cell>
                <text:p text:style-name="P23"><text:span text:style-name="T25">1000</text:span></text:p>
              </table:table-cell>
              <table:table-cell>
                <text:p text:style-name="P23"><text:span text:style-name="T25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26">Barman</text:span></text:p>
              </table:table-cell>
              <table:table-cell>
                <text:p text:style-name="P32"><text:span text:style-name="T25">8835990.00</text:span></text:p>
              </table:table-cell>
              <table:table-cell>
                <text:p text:style-name="P32"><text:span text:style-name="T25">6016.38</text:span></text:p>
              </table:table-cell>
              <table:table-cell>
                <text:p text:style-name="P32"><text:span text:style-name="T25">0.60</text:span></text:p>
              </table:table-cell>
              <table:table-cell>
                <text:p text:style-name="P32"><text:span text:style-name="T25">0.45</text:span></text:p>
              </table:table-cell>
              <table:table-cell>
                <text:p text:style-name="P32"><text:span text:style-name="T25">0.20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6</text:span></text:p>
              </table:table-cell>
              <table:table-cell>
                <text:p text:style-name="P32"><text:span text:style-name="T25">0.32</text:span></text:p>
              </table:table-cell>
              <table:table-cell>
                <text:p text:style-name="P32"><text:span text:style-name="T25">3.21</text:span></text:p>
              </table:table-cell>
              <table:table-cell>
                <text:p text:style-name="P32"><text:span text:style-name="T25">32.57</text:span></text:p>
              </table:table-cell>
              <table:table-cell>
                <text:p text:style-name="P32"><text:span text:style-name="T25">214.59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Elevators</text:span></text:p>
              </table:table-cell>
              <table:table-cell>
                <text:p text:style-name="P32"><text:span text:style-name="T25">1012570.00</text:span></text:p>
              </table:table-cell>
              <table:table-cell>
                <text:p text:style-name="P32"><text:span text:style-name="T25">4987.57</text:span></text:p>
              </table:table-cell>
              <table:table-cell>
                <text:p text:style-name="P32"><text:span text:style-name="T25">0.84</text:span></text:p>
              </table:table-cell>
              <table:table-cell>
                <text:p text:style-name="P32"><text:span text:style-name="T25">0.42</text:span></text:p>
              </table:table-cell>
              <table:table-cell>
                <text:p text:style-name="P32"><text:span text:style-name="T25">0.23</text:span></text:p>
              </table:table-cell>
              <table:table-cell>
                <text:p text:style-name="P32"><text:span text:style-name="T25">0.13</text:span></text:p>
              </table:table-cell>
              <table:table-cell>
                <text:p text:style-name="P32"><text:span text:style-name="T25">0.10</text:span></text:p>
              </table:table-cell>
              <table:table-cell>
                <text:p text:style-name="P32"><text:span text:style-name="T25">1.40</text:span></text:p>
              </table:table-cell>
              <table:table-cell>
                <text:p text:style-name="P32"><text:span text:style-name="T25">9.85</text:span></text:p>
              </table:table-cell>
              <table:table-cell>
                <text:p text:style-name="P32"><text:span text:style-name="T25">96.37</text:span></text:p>
              </table:table-cell>
              <table:table-cell>
                <text:p text:style-name="P32"><text:span text:style-name="T25">994.33</text:span></text:p>
              </table:table-cell>
              <table:table-cell>
                <text:p text:style-name="P32"><text:span text:style-name="T25">4425.93</text:span></text:p>
              </table:table-cell>
              <table:table-cell>
                <text:p text:style-name="P32"><text:span text:style-name="T25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Floortile</text:span></text:p>
              </table:table-cell>
              <table:table-cell>
                <text:p text:style-name="P32"><text:span text:style-name="T25">30522300.00</text:span></text:p>
              </table:table-cell>
              <table:table-cell>
                <text:p text:style-name="P32"><text:span text:style-name="T25">3919.72</text:span></text:p>
              </table:table-cell>
              <table:table-cell>
                <text:p text:style-name="P32"><text:span text:style-name="T25">2.02</text:span></text:p>
              </table:table-cell>
              <table:table-cell>
                <text:p text:style-name="P32"><text:span text:style-name="T25">0.62</text:span></text:p>
              </table:table-cell>
              <table:table-cell>
                <text:p text:style-name="P32"><text:span text:style-name="T25">0.40</text:span></text:p>
              </table:table-cell>
              <table:table-cell>
                <text:p text:style-name="P32"><text:span text:style-name="T25">0.14</text:span></text:p>
              </table:table-cell>
              <table:table-cell>
                <text:p text:style-name="P32"><text:span text:style-name="T25">0.11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69</text:span></text:p>
              </table:table-cell>
              <table:table-cell>
                <text:p text:style-name="P32"><text:span text:style-name="T25">6.93</text:span></text:p>
              </table:table-cell>
              <table:table-cell>
                <text:p text:style-name="P32"><text:span text:style-name="T25">36.6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Nomystery</text:span></text:p>
              </table:table-cell>
              <table:table-cell>
                <text:p text:style-name="P32"><text:span text:style-name="T25">6565740.00</text:span></text:p>
              </table:table-cell>
              <table:table-cell>
                <text:p text:style-name="P32"><text:span text:style-name="T25">3256.86</text:span></text:p>
              </table:table-cell>
              <table:table-cell>
                <text:p text:style-name="P32"><text:span text:style-name="T25">0.53</text:span></text:p>
              </table:table-cell>
              <table:table-cell>
                <text:p text:style-name="P32"><text:span text:style-name="T25">0.26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38</text:span></text:p>
              </table:table-cell>
              <table:table-cell>
                <text:p text:style-name="P32"><text:span text:style-name="T25">3.63</text:span></text:p>
              </table:table-cell>
              <table:table-cell>
                <text:p text:style-name="P32"><text:span text:style-name="T25">36.35</text:span></text:p>
              </table:table-cell>
              <table:table-cell>
                <text:p text:style-name="P32"><text:span text:style-name="T25">181.03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Openstacks</text:span></text:p>
              </table:table-cell>
              <table:table-cell>
                <text:p text:style-name="P32"><text:span text:style-name="T25">80108.50</text:span></text:p>
              </table:table-cell>
              <table:table-cell>
                <text:p text:style-name="P32"><text:span text:style-name="T25">4017.19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0.03</text:span></text:p>
              </table:table-cell>
              <table:table-cell>
                <text:p text:style-name="P32"><text:span text:style-name="T25">94.79</text:span></text:p>
              </table:table-cell>
              <table:table-cell>
                <text:p text:style-name="P32"><text:span text:style-name="T25">774.86</text:span></text:p>
              </table:table-cell>
              <table:table-cell>
                <text:p text:style-name="P32"><text:span text:style-name="T25">1067.84</text:span></text:p>
              </table:table-cell>
              <table:table-cell>
                <text:p text:style-name="P32"><text:span text:style-name="T25">10929.00</text:span></text:p>
              </table:table-cell>
              <table:table-cell>
                <text:p text:style-name="P32"><text:span text:style-name="T25">11174.3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cprinter</text:span></text:p>
              </table:table-cell>
              <table:table-cell>
                <text:p text:style-name="P32"><text:span text:style-name="T25">1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35</text:span></text:p>
              </table:table-cell>
              <table:table-cell>
                <text:p text:style-name="P32"><text:span text:style-name="T25">3.48</text:span></text:p>
              </table:table-cell>
              <table:table-cell>
                <text:p text:style-name="P32"><text:span text:style-name="T25">17.29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king</text:span></text:p>
              </table:table-cell>
              <table:table-cell>
                <text:p text:style-name="P32"><text:span text:style-name="T25">374925.00</text:span></text:p>
              </table:table-cell>
              <table:table-cell>
                <text:p text:style-name="P32"><text:span text:style-name="T25">5607.50</text:span></text:p>
              </table:table-cell>
              <table:table-cell>
                <text:p text:style-name="P32"><text:span text:style-name="T25">0.17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1.79</text:span></text:p>
              </table:table-cell>
              <table:table-cell>
                <text:p text:style-name="P32"><text:span text:style-name="T25">11.36</text:span></text:p>
              </table:table-cell>
              <table:table-cell>
                <text:p text:style-name="P32"><text:span text:style-name="T25">114.28</text:span></text:p>
              </table:table-cell>
              <table:table-cell>
                <text:p text:style-name="P32"><text:span text:style-name="T25">1196.83</text:span></text:p>
              </table:table-cell>
              <table:table-cell>
                <text:p text:style-name="P32"><text:span text:style-name="T25">5835.03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egsol</text:span></text:p>
              </table:table-cell>
              <table:table-cell>
                <text:p text:style-name="P32"><text:span text:style-name="T25">68763.70</text:span></text:p>
              </table:table-cell>
              <table:table-cell>
                <text:p text:style-name="P32"><text:span text:style-name="T25">5.00</text:span></text:p>
              </table:table-cell>
              <table:table-cell>
                <text:p text:style-name="P32"><text:span text:style-name="T25">0.17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2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37</text:span></text:p>
              </table:table-cell>
              <table:table-cell>
                <text:p text:style-name="P32"><text:span text:style-name="T25">3.69</text:span></text:p>
              </table:table-cell>
              <table:table-cell>
                <text:p text:style-name="P32"><text:span text:style-name="T25">17.88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canalyzer</text:span></text:p>
              </table:table-cell>
              <table:table-cell>
                <text:p text:style-name="P32"><text:span text:style-name="T25">8449890.00</text:span></text:p>
              </table:table-cell>
              <table:table-cell>
                <text:p text:style-name="P32"><text:span text:style-name="T25">4920.58</text:span></text:p>
              </table:table-cell>
              <table:table-cell>
                <text:p text:style-name="P32"><text:span text:style-name="T25">0.43</text:span></text:p>
              </table:table-cell>
              <table:table-cell>
                <text:p text:style-name="P32"><text:span text:style-name="T25">0.25</text:span></text:p>
              </table:table-cell>
              <table:table-cell>
                <text:p text:style-name="P32"><text:span text:style-name="T25">18.63</text:span></text:p>
              </table:table-cell>
              <table:table-cell>
                <text:p text:style-name="P32"><text:span text:style-name="T25">0.02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3.13</text:span></text:p>
              </table:table-cell>
              <table:table-cell>
                <text:p text:style-name="P32"><text:span text:style-name="T25">28.79</text:span></text:p>
              </table:table-cell>
              <table:table-cell>
                <text:p text:style-name="P32"><text:span text:style-name="T25">273.74</text:span></text:p>
              </table:table-cell>
              <table:table-cell>
                <text:p text:style-name="P32"><text:span text:style-name="T25">3033.06</text:span></text:p>
              </table:table-cell>
              <table:table-cell>
                <text:p text:style-name="P32"><text:span text:style-name="T25">10254.0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okoban</text:span></text:p>
              </table:table-cell>
              <table:table-cell>
                <text:p text:style-name="P32"><text:span text:style-name="T25">3118530.00</text:span></text:p>
              </table:table-cell>
              <table:table-cell>
                <text:p text:style-name="P32"><text:span text:style-name="T25">3932.69</text:span></text:p>
              </table:table-cell>
              <table:table-cell>
                <text:p text:style-name="P32"><text:span text:style-name="T25">0.41</text:span></text:p>
              </table:table-cell>
              <table:table-cell>
                <text:p text:style-name="P32"><text:span text:style-name="T25">0.26</text:span></text:p>
              </table:table-cell>
              <table:table-cell>
                <text:p text:style-name="P32"><text:span text:style-name="T25">0.11</text:span></text:p>
              </table:table-cell>
              <table:table-cell>
                <text:p text:style-name="P32"><text:span text:style-name="T25">0.05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31</text:span></text:p>
              </table:table-cell>
              <table:table-cell>
                <text:p text:style-name="P32"><text:span text:style-name="T25">2.00</text:span></text:p>
              </table:table-cell>
              <table:table-cell>
                <text:p text:style-name="P32"><text:span text:style-name="T25">21.42</text:span></text:p>
              </table:table-cell>
              <table:table-cell>
                <text:p text:style-name="P32"><text:span text:style-name="T25">222.47</text:span></text:p>
              </table:table-cell>
              <table:table-cell>
                <text:p text:style-name="P32"><text:span text:style-name="T25">1056.61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idybot</text:span></text:p>
              </table:table-cell>
              <table:table-cell>
                <text:p text:style-name="P32"><text:span text:style-name="T25">444473.00</text:span></text:p>
              </table:table-cell>
              <table:table-cell>
                <text:p text:style-name="P32"><text:span text:style-name="T25">5632.08</text:span></text:p>
              </table:table-cell>
              <table:table-cell>
                <text:p text:style-name="P32"><text:span text:style-name="T25">300.86</text:span></text:p>
              </table:table-cell>
              <table:table-cell table:style-name="ce8">
                <text:p text:style-name="P32"><text:span text:style-name="T26">1072.40</text:span></text:p>
              </table:table-cell>
              <table:table-cell>
                <text:p text:style-name="P32"><text:span text:style-name="T25">5.88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0.01</text:span></text:p>
              </table:table-cell>
              <table:table-cell>
                <text:p text:style-name="P32"><text:span text:style-name="T25">4.40</text:span></text:p>
              </table:table-cell>
              <table:table-cell>
                <text:p text:style-name="P32"><text:span text:style-name="T25">26.48</text:span></text:p>
              </table:table-cell>
              <table:table-cell>
                <text:p text:style-name="P32"><text:span text:style-name="T25">238.76</text:span></text:p>
              </table:table-cell>
              <table:table-cell>
                <text:p text:style-name="P32"><text:span text:style-name="T25">2747.10</text:span></text:p>
              </table:table-cell>
              <table:table-cell>
                <text:p text:style-name="P32"><text:span text:style-name="T25">11925.40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ransport</text:span></text:p>
              </table:table-cell>
              <table:table-cell>
                <text:p text:style-name="P32"><text:span text:style-name="T25">2622880.00</text:span></text:p>
              </table:table-cell>
              <table:table-cell>
                <text:p text:style-name="P32"><text:span text:style-name="T25">2253.51</text:span></text:p>
              </table:table-cell>
              <table:table-cell>
                <text:p text:style-name="P32"><text:span text:style-name="T25">0.63</text:span></text:p>
              </table:table-cell>
              <table:table-cell>
                <text:p text:style-name="P32"><text:span text:style-name="T25">0.54</text:span></text:p>
              </table:table-cell>
              <table:table-cell>
                <text:p text:style-name="P32"><text:span text:style-name="T25">0.24</text:span></text:p>
              </table:table-cell>
              <table:table-cell>
                <text:p text:style-name="P32"><text:span text:style-name="T25">0.15</text:span></text:p>
              </table:table-cell>
              <table:table-cell>
                <text:p text:style-name="P32"><text:span text:style-name="T25">0.11</text:span></text:p>
              </table:table-cell>
              <table:table-cell>
                <text:p text:style-name="P32"><text:span text:style-name="T25">0.09</text:span></text:p>
              </table:table-cell>
              <table:table-cell>
                <text:p text:style-name="P32"><text:span text:style-name="T25">0.61</text:span></text:p>
              </table:table-cell>
              <table:table-cell>
                <text:p text:style-name="P32"><text:span text:style-name="T25">5.89</text:span></text:p>
              </table:table-cell>
              <table:table-cell>
                <text:p text:style-name="P32"><text:span text:style-name="T25">59.37</text:span></text:p>
              </table:table-cell>
              <table:table-cell>
                <text:p text:style-name="P32"><text:span text:style-name="T25">290.31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Visitall</text:span></text:p>
              </table:table-cell>
              <table:table-cell>
                <text:p text:style-name="P32"><text:span text:style-name="T25">71032400.00</text:span></text:p>
              </table:table-cell>
              <table:table-cell>
                <text:p text:style-name="P32"><text:span text:style-name="T25">3704.78</text:span></text:p>
              </table:table-cell>
              <table:table-cell>
                <text:p text:style-name="P32"><text:span text:style-name="T25">0.12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4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0</text:span></text:p>
              </table:table-cell>
              <table:table-cell>
                <text:p text:style-name="P32"><text:span text:style-name="T25">0.05</text:span></text:p>
              </table:table-cell>
              <table:table-cell>
                <text:p text:style-name="P32"><text:span text:style-name="T25">0.56</text:span></text:p>
              </table:table-cell>
              <table:table-cell>
                <text:p text:style-name="P32"><text:span text:style-name="T25">5.77</text:span></text:p>
              </table:table-cell>
              <table:table-cell>
                <text:p text:style-name="P32"><text:span text:style-name="T25">28.07</text:span></text:p>
              </table:table-cell>
              <table:table-cell>
                <text:p text:style-name="P32"><text:span text:style-name="T25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26">Woodworking</text:span></text:p>
              </table:table-cell>
              <table:table-cell>
                <text:p text:style-name="P32"><text:span text:style-name="T25">5139070.00</text:span></text:p>
              </table:table-cell>
              <table:table-cell>
                <text:p text:style-name="P32"><text:span text:style-name="T25">4944.76</text:span></text:p>
              </table:table-cell>
              <table:table-cell>
                <text:p text:style-name="P32"><text:span text:style-name="T25">1.28</text:span></text:p>
              </table:table-cell>
              <table:table-cell>
                <text:p text:style-name="P32"><text:span text:style-name="T25">0.69</text:span></text:p>
              </table:table-cell>
              <table:table-cell>
                <text:p text:style-name="P32"><text:span text:style-name="T25">0.69</text:span></text:p>
              </table:table-cell>
              <table:table-cell>
                <text:p text:style-name="P32"><text:span text:style-name="T25">0.17</text:span></text:p>
              </table:table-cell>
              <table:table-cell>
                <text:p text:style-name="P32"><text:span text:style-name="T25">0.07</text:span></text:p>
              </table:table-cell>
              <table:table-cell>
                <text:p text:style-name="P32"><text:span text:style-name="T25">0.15</text:span></text:p>
              </table:table-cell>
              <table:table-cell>
                <text:p text:style-name="P32"><text:span text:style-name="T25">1.33</text:span></text:p>
              </table:table-cell>
              <table:table-cell>
                <text:p text:style-name="P32"><text:span text:style-name="T25">13.21</text:span></text:p>
              </table:table-cell>
              <table:table-cell>
                <text:p text:style-name="P32"><text:span text:style-name="T25">130.82</text:span></text:p>
              </table:table-cell>
              <table:table-cell>
                <text:p text:style-name="P32"><text:span text:style-name="T25">664.08</text:span></text:p>
              </table:table-cell>
              <table:table-cell>
                <text:p text:style-name="P32"><text:span text:style-name="T25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9"/>
              <table:table-cell table:number-columns-spanned="2">
                <text:p text:style-name="P23"><text:span text:style-name="T24">ipdb</text:span></text:p>
              </table:table-cell>
              <table:covered-table-cell/>
              <table:table-cell table:number-columns-spanned="2">
                <text:p text:style-name="P23"><text:span text:style-name="T24">LM-Cut</text:span></text:p>
              </table:table-cell>
              <table:covered-table-cell/>
              <table:table-cell table:number-columns-spanned="2">
                <text:p text:style-name="P23"><text:span text:style-name="T24">M&amp;S</text:span></text:p>
              </table:table-cell>
              <table:covered-table-cell/>
              <table:table-cell table:number-rows-spanned="2">
                <text:p text:style-name="P23"><text:span text:style-name="T24">n</text:span></text:p>
              </table:table-cell>
            </table:table-row>
            <table:table-row table:style-name="ro6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covered-table-cell/>
            </table:table-row>
            <table:table-row table:style-name="ro5" table:default-cell-style-name="ce10">
              <table:table-cell table:style-name="ce9">
                <text:p><text:span text:style-name="T24">Barman</text:span></text:p>
              </table:table-cell>
              <table:table-cell>
                <text:p><text:span text:style-name="T24">1.72x10</text:span><text:span text:style-name="T27">7</text:span></text:p>
              </table:table-cell>
              <table:table-cell>
                <text:p><text:span text:style-name="T24">8.68x10</text:span><text:span text:style-name="T27">31</text:span></text:p>
              </table:table-cell>
              <table:table-cell>
                <text:p><text:span text:style-name="T24">7.45x10</text:span><text:span text:style-name="T27">6</text:span></text:p>
              </table:table-cell>
              <table:table-cell>
                <text:p><text:span text:style-name="T24">2.21x10</text:span><text:span text:style-name="T27">30</text:span></text:p>
              </table:table-cell>
              <table:table-cell>
                <text:p><text:span text:style-name="T24">6.67x10</text:span><text:span text:style-name="T27">6</text:span></text:p>
              </table:table-cell>
              <table:table-cell>
                <text:p><text:span text:style-name="T24">1.26x10</text:span><text:span text:style-name="T27">36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Floortile</text:span></text:p>
              </table:table-cell>
              <table:table-cell>
                <text:p><text:span text:style-name="T24">1.40x10</text:span><text:span text:style-name="T27">7</text:span></text:p>
              </table:table-cell>
              <table:table-cell>
                <text:p><text:span text:style-name="T24">1.74x10</text:span><text:span text:style-name="T27">18</text:span></text:p>
              </table:table-cell>
              <table:table-cell>
                <text:p><text:span text:style-name="T24">702435</text:span></text:p>
              </table:table-cell>
              <table:table-cell>
                <text:p><text:span text:style-name="T24">4.68x10</text:span><text:span text:style-name="T27">14</text:span></text:p>
              </table:table-cell>
              <table:table-cell>
                <text:p><text:span text:style-name="T24">4.46x10</text:span><text:span text:style-name="T27">6</text:span></text:p>
              </table:table-cell>
              <table:table-cell>
                <text:p><text:span text:style-name="T24">1.90x10</text:span><text:span text:style-name="T27">12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9">
              <table:table-cell>
                <text:p><text:span text:style-name="T24">Nomystery</text:span></text:p>
              </table:table-cell>
              <table:table-cell>
                <text:p><text:span text:style-name="T24">40169.7</text:span></text:p>
              </table:table-cell>
              <table:table-cell>
                <text:p><text:span text:style-name="T24">6.71x10</text:span><text:span text:style-name="T27">32</text:span></text:p>
              </table:table-cell>
              <table:table-cell>
                <text:p><text:span text:style-name="T24">267100</text:span></text:p>
              </table:table-cell>
              <table:table-cell>
                <text:p><text:span text:style-name="T24">6.14x10</text:span><text:span text:style-name="T27">19</text:span></text:p>
              </table:table-cell>
              <table:table-cell>
                <text:p><text:span text:style-name="T24">8236</text:span></text:p>
              </table:table-cell>
              <table:table-cell>
                <text:p><text:span text:style-name="T24">1.20x10</text:span><text:span text:style-name="T27">20</text:span></text:p>
              </table:table-cell>
              <table:table-cell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Openstacks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1884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77425</text:span></text:p>
              </table:table-cell>
              <table:table-cell>
                <text:p><text:span text:style-name="T24">569984</text:span></text:p>
              </table:table-cell>
              <table:table-cell>
                <text:p><text:span text:style-name="T24">0.672143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arcprinter</text:span></text:p>
              </table:table-cell>
              <table:table-cell>
                <text:p><text:span text:style-name="T24">1157</text:span></text:p>
              </table:table-cell>
              <table:table-cell>
                <text:p><text:span text:style-name="T24">2.56x10</text:span><text:span text:style-name="T27">22</text:span></text:p>
              </table:table-cell>
              <table:table-cell>
                <text:p><text:span text:style-name="T24">1363.67</text:span></text:p>
              </table:table-cell>
              <table:table-cell>
                <text:p><text:span text:style-name="T24">2.33x10</text:span><text:span text:style-name="T27">21</text:span></text:p>
              </table:table-cell>
              <table:table-cell>
                <text:p><text:span text:style-name="T24">766.333</text:span></text:p>
              </table:table-cell>
              <table:table-cell>
                <text:p><text:span text:style-name="T24">6.36x10</text:span><text:span text:style-name="T27">20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egsol</text:span></text:p>
              </table:table-cell>
              <table:table-cell>
                <text:p><text:span text:style-name="T24">841693</text:span></text:p>
              </table:table-cell>
              <table:table-cell>
                <text:p><text:span text:style-name="T24">2901.39</text:span></text:p>
              </table:table-cell>
              <table:table-cell>
                <text:p><text:span text:style-name="T24">398221</text:span></text:p>
              </table:table-cell>
              <table:table-cell>
                <text:p><text:span text:style-name="T24">6859.86</text:span></text:p>
              </table:table-cell>
              <table:table-cell>
                <text:p><text:span text:style-name="T24">933430</text:span></text:p>
              </table:table-cell>
              <table:table-cell>
                <text:p><text:span text:style-name="T24">779.017</text:span></text:p>
              </table:table-cell>
              <table:table-cell table:style-name="ce9">
                <text:p><text:span text:style-name="T24">1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canalyzer</text:span></text:p>
              </table:table-cell>
              <table:table-cell>
                <text:p><text:span text:style-name="T24">337894</text:span></text:p>
              </table:table-cell>
              <table:table-cell>
                <text:p><text:span text:style-name="T24">3.94x10</text:span><text:span text:style-name="T27">33</text:span></text:p>
              </table:table-cell>
              <table:table-cell>
                <text:p><text:span text:style-name="T24">334747</text:span></text:p>
              </table:table-cell>
              <table:table-cell>
                <text:p><text:span text:style-name="T24">7.58x10</text:span><text:span text:style-name="T27">31</text:span></text:p>
              </table:table-cell>
              <table:table-cell>
                <text:p><text:span text:style-name="T24">337833</text:span></text:p>
              </table:table-cell>
              <table:table-cell>
                <text:p><text:span text:style-name="T24">2.42x10</text:span><text:span text:style-name="T27">31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okoban</text:span></text:p>
              </table:table-cell>
              <table:table-cell>
                <text:p><text:span text:style-name="T24">376755</text:span></text:p>
              </table:table-cell>
              <table:table-cell>
                <text:p><text:span text:style-name="T24">1.04x10</text:span><text:span text:style-name="T27">7</text:span></text:p>
              </table:table-cell>
              <table:table-cell>
                <text:p><text:span text:style-name="T24">45374</text:span></text:p>
              </table:table-cell>
              <table:table-cell>
                <text:p><text:span text:style-name="T24">2.74x10</text:span><text:span text:style-name="T27">6</text:span></text:p>
              </table:table-cell>
              <table:table-cell>
                <text:p><text:span text:style-name="T24">739775</text:span></text:p>
              </table:table-cell>
              <table:table-cell>
                <text:p><text:span text:style-name="T24">5.60x10</text:span><text:span text:style-name="T27">8</text:span></text:p>
              </table:table-cell>
              <table:table-cell table:style-name="ce9"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Transport</text:span></text:p>
              </table:table-cell>
              <table:table-cell>
                <text:p><text:span text:style-name="T24">1.89x10</text:span><text:span text:style-name="T27">6</text:span></text:p>
              </table:table-cell>
              <table:table-cell>
                <text:p><text:span text:style-name="T24">2.91x10</text:span><text:span text:style-name="T27">38</text:span></text:p>
              </table:table-cell>
              <table:table-cell>
                <text:p><text:span text:style-name="T24">1.49x10</text:span><text:span text:style-name="T27">6</text:span></text:p>
              </table:table-cell>
              <table:table-cell>
                <text:p><text:span text:style-name="T24">1.15x10</text:span><text:span text:style-name="T27">25</text:span></text:p>
              </table:table-cell>
              <table:table-cell>
                <text:p><text:span text:style-name="T24">1.73x10</text:span><text:span text:style-name="T27">6</text:span></text:p>
              </table:table-cell>
              <table:table-cell>
                <text:p><text:span text:style-name="T24">1.50x10</text:span><text:span text:style-name="T27">29</text:span></text:p>
              </table:table-cell>
              <table:table-cell table:style-name="ce9">
                <text:p><text:span text:style-name="T24">2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Visitall</text:span></text:p>
              </table:table-cell>
              <table:table-cell>
                <text:p><text:span text:style-name="T24">253710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195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521</text:span></text:p>
              </table:table-cell>
              <table:table-cell>
                <text:p><text:span text:style-name="T24">1.71x10</text:span><text:span text:style-name="T27">46</text:span></text:p>
              </table:table-cell>
              <table:table-cell table:style-name="ce9">
                <text:p><text:span text:style-name="T24">8</text:span></text:p>
              </table:table-cell>
            </table:table-row>
            <table:table-row table:style-name="ro7" table:default-cell-style-name="ce10">
              <table:table-cell table:style-name="ce9">
                <text:p><text:span text:style-name="T24">Woodworking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53x10</text:span><text:span text:style-name="T27">18</text:span></text:p>
              </table:table-cell>
              <table:table-cell>
                <text:p><text:span text:style-name="T24">3.20x10</text:span><text:span text:style-name="T27">6</text:span></text:p>
              </table:table-cell>
              <table:table-cell>
                <text:p><text:span text:style-name="T24">2.76x10</text:span><text:span text:style-name="T27">18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48x10</text:span><text:span text:style-name="T27">18</text:span></text:p>
              </table:table-cell>
              <table:table-cell table:style-name="ce9">
                <text:p><text:span text:style-name="T2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8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8">
              <table:table-cell table:style-name="ce1">
                <text:p><text:span text:style-name="T24">Domain</text:span></text:p>
              </table:table-cell>
              <table:table-cell table:style-name="ce2">
                <text:p text:style-name="P23"><text:span text:style-name="T24">II and III (%)</text:span></text:p>
              </table:table-cell>
            </table:table-row>
            <table:table-row table:style-name="ro8">
              <table:table-cell table:style-name="ce1">
                <text:p><text:span text:style-name="T24">Elevators</text:span></text:p>
              </table:table-cell>
              <table:table-cell table:style-name="ce2">
                <text:p text:style-name="P23"><text:span text:style-name="T24">78.57</text:span></text:p>
              </table:table-cell>
            </table:table-row>
            <table:table-row table:style-name="ro8">
              <table:table-cell table:style-name="ce1">
                <text:p><text:span text:style-name="T24">Floortile</text:span></text:p>
              </table:table-cell>
              <table:table-cell table:style-name="ce2">
                <text:p text:style-name="P23"><text:span text:style-name="T24">96.08</text:span></text:p>
              </table:table-cell>
            </table:table-row>
            <table:table-row table:style-name="ro8">
              <table:table-cell table:style-name="ce1">
                <text:p><text:span text:style-name="T24">Parking</text:span></text:p>
              </table:table-cell>
              <table:table-cell table:style-name="ce2">
                <text:p text:style-name="P23"><text:span text:style-name="T24">71.82</text:span></text:p>
              </table:table-cell>
            </table:table-row>
            <table:table-row table:style-name="ro8">
              <table:table-cell table:style-name="ce1">
                <text:p><text:span text:style-name="T24">Parcprinter</text:span></text:p>
              </table:table-cell>
              <table:table-cell table:style-name="ce2">
                <text:p text:style-name="P23"><text:span text:style-name="T24">70.50</text:span></text:p>
              </table:table-cell>
            </table:table-row>
            <table:table-row table:style-name="ro8">
              <table:table-cell table:style-name="ce1">
                <text:p><text:span text:style-name="T24">Pegsol</text:span></text:p>
              </table:table-cell>
              <table:table-cell table:style-name="ce2">
                <text:p text:style-name="P23"><text:span text:style-name="T24">96.83</text:span></text:p>
              </table:table-cell>
            </table:table-row>
            <table:table-row table:style-name="ro8">
              <table:table-cell table:style-name="ce1">
                <text:p><text:span text:style-name="T24">Scanalyzer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Sokoban</text:span></text:p>
              </table:table-cell>
              <table:table-cell table:style-name="ce2">
                <text:p text:style-name="P23"><text:span text:style-name="T24">89.31</text:span></text:p>
              </table:table-cell>
            </table:table-row>
            <table:table-row table:style-name="ro8">
              <table:table-cell table:style-name="ce1">
                <text:p><text:span text:style-name="T24">Tidybot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Transport</text:span></text:p>
              </table:table-cell>
              <table:table-cell table:style-name="ce2">
                <text:p text:style-name="P23"><text:span text:style-name="T24">51.78</text:span></text:p>
              </table:table-cell>
            </table:table-row>
            <table:table-row table:style-name="ro8">
              <table:table-cell table:style-name="ce1">
                <text:p><text:span text:style-name="T24">Visitall</text:span></text:p>
              </table:table-cell>
              <table:table-cell table:style-name="ce2">
                <text:p text:style-name="P23"><text:span text:style-name="T24">98.05</text:span></text:p>
              </table:table-cell>
            </table:table-row>
            <table:table-row table:style-name="ro8">
              <table:table-cell table:style-name="ce1">
                <text:p><text:span text:style-name="T24">Woodworking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9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Ratios of the number of nodes expanded using h</text:span><text:span text:style-name="T22">max</text:span><text:span text:style-name="T9">(ζ') to the number of nodes expanded using h</text:span><text:span text:style-name="T22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9" table:default-cell-style-name="ce2">
              <table:table-cell table:style-name="ce9"/>
              <table:table-cell table:number-columns-spanned="2">
                <text:p text:style-name="P23"><text:span text:style-name="T24">SS</text:span></text:p>
              </table:table-cell>
              <table:covered-table-cell/>
              <table:table-cell table:number-columns-spanned="2">
                <text:p text:style-name="P23"><text:span text:style-name="T24">CS</text:span></text:p>
              </table:table-cell>
              <table:covered-table-cell/>
              <table:table-cell table:number-rows-spanned="2">
                <text:p text:style-name="P23"><text:span text:style-name="T24"/></text:p>
                <text:p text:style-name="P23"><text:span text:style-name="T24"><text:s text:c="5"/></text:span><text:span text:style-name="T24">|ζ|</text:span></text:p>
              </table:table-cell>
              <table:table-cell table:number-rows-spanned="2">
                <text:p text:style-name="P23"><text:span text:style-name="T24"/></text:p>
                <text:p text:style-name="P23"><text:span text:style-name="T24">n</text:span></text:p>
              </table:table-cell>
            </table:table-row>
            <table:table-row table:style-name="ro10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3"><text:span text:style-name="T24">Ratio</text:span></text:p>
              </table:table-cell>
              <table:table-cell>
                <text:p text:style-name="P23"><text:span text:style-name="T24">|ζ'|</text:span></text:p>
              </table:table-cell>
              <table:table-cell>
                <text:p text:style-name="P23"><text:span text:style-name="T24">Ratio</text:span></text:p>
              </table:table-cell>
              <table:table-cell>
                <text:p text:style-name="P23"><text:span text:style-name="T24">|ζ'|</text:span></text:p>
              </table:table-cell>
              <table:covered-table-cell/>
              <table:covered-table-cell/>
            </table:table-row>
            <table:table-row table:style-name="ro9" table:default-cell-style-name="ce10">
              <table:table-cell table:style-name="ce9">
                <text:p><text:span text:style-name="T24">Barman</text:span></text:p>
              </table:table-cell>
              <table:table-cell>
                <text:p text:style-name="P32"><text:span text:style-name="T24">1.11</text:span></text:p>
              </table:table-cell>
              <table:table-cell>
                <text:p text:style-name="P32"><text:span text:style-name="T24">17.70</text:span></text:p>
              </table:table-cell>
              <table:table-cell>
                <text:p text:style-name="P32"><text:span text:style-name="T24">1.50</text:span></text:p>
              </table:table-cell>
              <table:table-cell>
                <text:p text:style-name="P32"><text:span text:style-name="T24">30.25</text:span></text:p>
              </table:table-cell>
              <table:table-cell>
                <text:p text:style-name="P32"><text:span text:style-name="T24">5168.50</text:span></text:p>
              </table:table-cell>
              <table:table-cell>
                <text:p text:style-name="P32"><text:span text:style-name="T24">2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Elevators</text:span></text:p>
              </table:table-cell>
              <table:table-cell>
                <text:p text:style-name="P32"><text:span text:style-name="T24">11.50</text:span></text:p>
              </table:table-cell>
              <table:table-cell>
                <text:p text:style-name="P32"><text:span text:style-name="T24">2.00</text:span></text:p>
              </table:table-cell>
              <table:table-cell>
                <text:p text:style-name="P32"><text:span text:style-name="T24">1.03</text:span></text:p>
              </table:table-cell>
              <table:table-cell>
                <text:p text:style-name="P32"><text:span text:style-name="T24">21.00</text:span></text:p>
              </table:table-cell>
              <table:table-cell>
                <text:p text:style-name="P32"><text:span text:style-name="T24">168.00</text:span></text:p>
              </table:table-cell>
              <table:table-cell>
                <text:p text:style-name="P32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Floortile</text:span></text:p>
              </table:table-cell>
              <table:table-cell>
                <text:p text:style-name="P32"><text:span text:style-name="T24">1.02</text:span></text:p>
              </table:table-cell>
              <table:table-cell>
                <text:p text:style-name="P32"><text:span text:style-name="T24">43.07</text:span></text:p>
              </table:table-cell>
              <table:table-cell>
                <text:p text:style-name="P32"><text:span text:style-name="T24">1.01</text:span></text:p>
              </table:table-cell>
              <table:table-cell>
                <text:p text:style-name="P32"><text:span text:style-name="T24">42.35</text:span></text:p>
              </table:table-cell>
              <table:table-cell>
                <text:p text:style-name="P32"><text:span text:style-name="T24">151.28</text:span></text:p>
              </table:table-cell>
              <table:table-cell>
                <text:p text:style-name="P32"><text:span text:style-name="T24">14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Openstacks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390.69</text:span></text:p>
              </table:table-cell>
              <table:table-cell>
                <text:p text:style-name="P32"><text:span text:style-name="T24">13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king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5.53</text:span></text:p>
              </table:table-cell>
              <table:table-cell>
                <text:p text:style-name="P32"><text:span text:style-name="T24">1.01</text:span></text:p>
              </table:table-cell>
              <table:table-cell>
                <text:p text:style-name="P32"><text:span text:style-name="T24">7.26</text:span></text:p>
              </table:table-cell>
              <table:table-cell>
                <text:p text:style-name="P32"><text:span text:style-name="T24">21.73</text:span></text:p>
              </table:table-cell>
              <table:table-cell>
                <text:p text:style-name="P32"><text:span text:style-name="T24">19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cprinter</text:span></text:p>
              </table:table-cell>
              <table:table-cell>
                <text:p text:style-name="P32"><text:span text:style-name="T24">3.62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2.21</text:span></text:p>
              </table:table-cell>
              <table:table-cell>
                <text:p text:style-name="P32"><text:span text:style-name="T24">13.00</text:span></text:p>
              </table:table-cell>
              <table:table-cell>
                <text:p text:style-name="P32"><text:span text:style-name="T24">1189.00</text:span></text:p>
              </table:table-cell>
              <table:table-cell>
                <text:p text:style-name="P32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egsol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31.00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57.00</text:span></text:p>
              </table:table-cell>
              <table:table-cell>
                <text:p text:style-name="P32"><text:span text:style-name="T24">90.00</text:span></text:p>
              </table:table-cell>
              <table:table-cell>
                <text:p text:style-name="P32"><text:span text:style-name="T24">2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canalyzer</text:span></text:p>
              </table:table-cell>
              <table:table-cell>
                <text:p text:style-name="P32"><text:span text:style-name="T24">1.23</text:span></text:p>
              </table:table-cell>
              <table:table-cell>
                <text:p text:style-name="P32"><text:span text:style-name="T24">30.57</text:span></text:p>
              </table:table-cell>
              <table:table-cell>
                <text:p text:style-name="P32"><text:span text:style-name="T24">1.57</text:span></text:p>
              </table:table-cell>
              <table:table-cell>
                <text:p text:style-name="P32"><text:span text:style-name="T24">19.43</text:span></text:p>
              </table:table-cell>
              <table:table-cell>
                <text:p text:style-name="P32"><text:span text:style-name="T24">72.86</text:span></text:p>
              </table:table-cell>
              <table:table-cell>
                <text:p text:style-name="P32"><text:span text:style-name="T24">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okoban</text:span></text:p>
              </table:table-cell>
              <table:table-cell>
                <text:p text:style-name="P32"><text:span text:style-name="T24">1.32</text:span></text:p>
              </table:table-cell>
              <table:table-cell>
                <text:p text:style-name="P32"><text:span text:style-name="T24">7.00</text:span></text:p>
              </table:table-cell>
              <table:table-cell>
                <text:p text:style-name="P32"><text:span text:style-name="T24">1.01</text:span></text:p>
              </table:table-cell>
              <table:table-cell>
                <text:p text:style-name="P32"><text:span text:style-name="T24">24.00</text:span></text:p>
              </table:table-cell>
              <table:table-cell>
                <text:p text:style-name="P32"><text:span text:style-name="T24">341.00</text:span></text:p>
              </table:table-cell>
              <table:table-cell>
                <text:p text:style-name="P32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idybot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2.35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8.59</text:span></text:p>
              </table:table-cell>
              <table:table-cell>
                <text:p text:style-name="P32"><text:span text:style-name="T24">3400.18</text:span></text:p>
              </table:table-cell>
              <table:table-cell>
                <text:p text:style-name="P32"><text:span text:style-name="T24">1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ransport</text:span></text:p>
              </table:table-cell>
              <table:table-cell>
                <text:p text:style-name="P32"><text:span text:style-name="T24">1.00</text:span></text:p>
              </table:table-cell>
              <table:table-cell>
                <text:p text:style-name="P32"><text:span text:style-name="T24">14.70</text:span></text:p>
              </table:table-cell>
              <table:table-cell>
                <text:p text:style-name="P32"><text:span text:style-name="T24">1.03</text:span></text:p>
              </table:table-cell>
              <table:table-cell>
                <text:p text:style-name="P32"><text:span text:style-name="T24">14.30</text:span></text:p>
              </table:table-cell>
              <table:table-cell>
                <text:p text:style-name="P32"><text:span text:style-name="T24">171.17</text:span></text:p>
              </table:table-cell>
              <table:table-cell>
                <text:p text:style-name="P32"><text:span text:style-name="T24">1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Visitall</text:span></text:p>
              </table:table-cell>
              <table:table-cell>
                <text:p text:style-name="P32"><text:span text:style-name="T24">1.03</text:span></text:p>
              </table:table-cell>
              <table:table-cell>
                <text:p text:style-name="P32"><text:span text:style-name="T24">99.33</text:span></text:p>
              </table:table-cell>
              <table:table-cell>
                <text:p text:style-name="P32"><text:span text:style-name="T24">1.19</text:span></text:p>
              </table:table-cell>
              <table:table-cell>
                <text:p text:style-name="P32"><text:span text:style-name="T24">48.67</text:span></text:p>
              </table:table-cell>
              <table:table-cell>
                <text:p text:style-name="P32"><text:span text:style-name="T24">256.33</text:span></text:p>
              </table:table-cell>
              <table:table-cell>
                <text:p text:style-name="P32"><text:span text:style-name="T24">3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4">Woodworking</text:span></text:p>
              </table:table-cell>
              <table:table-cell>
                <text:p text:style-name="P32"><text:span text:style-name="T24">32.42</text:span></text:p>
              </table:table-cell>
              <table:table-cell>
                <text:p text:style-name="P32"><text:span text:style-name="T24">3.00</text:span></text:p>
              </table:table-cell>
              <table:table-cell>
                <text:p text:style-name="P32"><text:span text:style-name="T24">199.65</text:span></text:p>
              </table:table-cell>
              <table:table-cell>
                <text:p text:style-name="P32"><text:span text:style-name="T24">5.00</text:span></text:p>
              </table:table-cell>
              <table:table-cell>
                <text:p text:style-name="P32"><text:span text:style-name="T24">1289.00</text:span></text:p>
              </table:table-cell>
              <table:table-cell>
                <text:p text:style-name="P32"><text:span text:style-name="T24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1cm" svg:x="1.433cm" svg:y="4.1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2" table:default-cell-style-name="ce11">
              <table:table-cell table:number-rows-spanned="2">
                <text:p text:style-name="P23"><text:span text:style-name="T28">Domains</text:span></text:p>
              </table:table-cell>
              <table:table-cell table:style-name="ce12" table:number-rows-spanned="2">
                <text:p text:style-name="P23"><text:span text:style-name="T29">HYBRID</text:span></text:p>
              </table:table-cell>
              <table:table-cell table:number-columns-spanned="2">
                <text:p text:style-name="P23"><text:span text:style-name="T28">CS</text:span></text:p>
              </table:table-cell>
              <table:covered-table-cell/>
              <table:table-cell table:number-columns-spanned="2">
                <text:p text:style-name="P23"><text:span text:style-name="T28">SS</text:span></text:p>
              </table:table-cell>
              <table:covered-table-cell/>
              <table:table-cell table:style-name="ce12" table:number-rows-spanned="2">
                <text:p text:style-name="P23"><text:span text:style-name="T29">Sum</text:span></text:p>
              </table:table-cell>
              <table:table-cell table:number-rows-spanned="2">
                <text:p text:style-name="P23"><text:span text:style-name="T28">Max</text:span></text:p>
              </table:table-cell>
              <table:table-cell table:style-name="ce12" table:number-rows-spanned="2">
                <text:p text:style-name="P23"><text:span text:style-name="T29">RIDA*</text:span></text:p>
              </table:table-cell>
              <table:table-cell table:number-rows-spanned="2">
                <text:p text:style-name="P23"><text:span text:style-name="T28">SY1</text:span></text:p>
              </table:table-cell>
              <table:table-cell table:number-rows-spanned="2">
                <text:p text:style-name="P23"><text:span text:style-name="T28">SY2</text:span></text:p>
              </table:table-cell>
              <table:table-cell table:number-rows-spanned="2">
                <text:p text:style-name="P23"><text:span text:style-name="T28">StSp1</text:span></text:p>
              </table:table-cell>
              <table:table-cell table:number-rows-spanned="2">
                <text:p text:style-name="P23"><text:span text:style-name="T28">StSp2</text:span></text:p>
              </table:table-cell>
              <table:table-cell table:number-rows-spanned="2">
                <text:p text:style-name="P23"><text:span text:style-name="T28">iPDB</text:span></text:p>
              </table:table-cell>
              <table:table-cell table:number-rows-spanned="2">
                <text:p text:style-name="P23"><text:span text:style-name="T28">LM-Cut</text:span></text:p>
              </table:table-cell>
              <table:table-cell table:number-rows-spanned="2">
                <text:p text:style-name="P23"><text:span text:style-name="T28">M&amp;S</text:span></text:p>
              </table:table-cell>
            </table:table-row>
            <table:table-row table:style-name="ro13" table:default-cell-style-name="ce11">
              <table:covered-table-cell/>
              <table:covered-table-cell table:style-name="ce12"/>
              <table:table-cell table:style-name="ce12">
                <text:p text:style-name="P23"><text:span text:style-name="T29">Time</text:span></text:p>
              </table:table-cell>
              <table:table-cell table:style-name="ce12">
                <text:p text:style-name="P23"><text:span text:style-name="T29">Size</text:span></text:p>
              </table:table-cell>
              <table:table-cell table:style-name="ce12">
                <text:p text:style-name="P23"><text:span text:style-name="T29">Time</text:span></text:p>
              </table:table-cell>
              <table:table-cell table:style-name="ce12">
                <text:p text:style-name="P23"><text:span text:style-name="T29">Size</text:span></text:p>
              </table:table-cell>
              <table:covered-table-cell table:style-name="ce12"/>
              <table:covered-table-cell/>
              <table:covered-table-cell table:style-name="ce12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13">
              <table:table-cell>
                <text:p><text:span text:style-name="T30">Barman</text:span></text:p>
              </table:table-cell>
              <table:table-cell>
                <text:p><text:span text:style-name="T28">7</text:span></text:p>
              </table:table-cell>
              <table:table-cell table:style-name="ce14">
                <text:p><text:span text:style-name="T28">5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10</text:span></text:p>
              </table:table-cell>
              <table:table-cell>
                <text:p><text:span text:style-name="T28">11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</table:table-row>
            <table:table-row table:style-name="ro12" table:default-cell-style-name="ce13">
              <table:table-cell>
                <text:p><text:span text:style-name="T30">Elevators</text:span></text:p>
              </table:table-cell>
              <table:table-cell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7</text:span></text:p>
              </table:table-cell>
              <table:table-cell>
                <text:p><text:span text:style-name="T28">12</text:span></text:p>
              </table:table-cell>
            </table:table-row>
            <table:table-row table:style-name="ro12" table:default-cell-style-name="ce13">
              <table:table-cell>
                <text:p><text:span text:style-name="T30">Floortile</text:span></text:p>
              </table:table-cell>
              <table:table-cell>
                <text:p><text:span text:style-name="T28">15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8</text:span></text:p>
              </table:table-cell>
              <table:table-cell>
                <text:p><text:span text:style-name="T28">10</text:span></text:p>
              </table:table-cell>
            </table:table-row>
            <table:table-row table:style-name="ro12" table:default-cell-style-name="ce1">
              <table:table-cell>
                <text:p><text:span text:style-name="T26">Nomystery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</table:table-row>
            <table:table-row table:style-name="ro12" table:default-cell-style-name="ce13">
              <table:table-cell>
                <text:p><text:span text:style-name="T30">Openstacks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</table:table-row>
            <table:table-row table:style-name="ro14" table:default-cell-style-name="ce13">
              <table:table-cell>
                <text:p><text:span text:style-name="T30">Parcprinter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2" table:default-cell-style-name="ce13">
              <table:table-cell>
                <text:p><text:span text:style-name="T30">Parking</text:span></text:p>
              </table:table-cell>
              <table:table-cell>
                <text:p><text:span text:style-name="T23">7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2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1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4" table:default-cell-style-name="ce13">
              <table:table-cell>
                <text:p><text:span text:style-name="T30">Pegso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</table:table-row>
            <table:table-row table:style-name="ro12" table:default-cell-style-name="ce13">
              <table:table-cell>
                <text:p><text:span text:style-name="T30">Scanalyzer</text:span></text:p>
              </table:table-cell>
              <table:table-cell>
                <text:p><text:span text:style-name="T23">13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</table:table-row>
            <table:table-row table:style-name="ro12" table:default-cell-style-name="ce13">
              <table:table-cell>
                <text:p><text:span text:style-name="T30">Sokoban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</table:table-row>
            <table:table-row table:style-name="ro12" table:default-cell-style-name="ce13">
              <table:table-cell>
                <text:p><text:span text:style-name="T30">Tidybot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4" table:default-cell-style-name="ce13">
              <table:table-cell>
                <text:p><text:span text:style-name="T30">Transport</text:span></text:p>
              </table:table-cell>
              <table:table-cell>
                <text:p><text:span text:style-name="T23">14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0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1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6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2" table:default-cell-style-name="ce13">
              <table:table-cell>
                <text:p><text:span text:style-name="T30">Visital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5" table:default-cell-style-name="ce13">
              <table:table-cell>
                <text:p><text:span text:style-name="T30">Woodworking</text:span></text:p>
              </table:table-cell>
              <table:table-cell>
                <text:p><text:span text:style-name="T23">16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6" table:default-cell-style-name="ce13">
              <table:table-cell>
                <text:p><text:span text:style-name="T30">Total</text:span></text:p>
              </table:table-cell>
              <table:table-cell>
                <text:p><text:span text:style-name="T23">219</text:span></text:p>
              </table:table-cell>
              <table:table-cell>
                <text:p><text:span text:style-name="T23">214</text:span></text:p>
              </table:table-cell>
              <table:table-cell>
                <text:p><text:span text:style-name="T23">202</text:span></text:p>
              </table:table-cell>
              <table:table-cell>
                <text:p><text:span text:style-name="T23">20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7</text:span></text:p>
              </table:table-cell>
              <table:table-cell>
                <text:p><text:span text:style-name="T23">199</text:span></text:p>
              </table:table-cell>
              <table:table-cell>
                <text:p><text:span text:style-name="T23">21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8</text:span></text:p>
              </table:table-cell>
              <table:table-cell>
                <text:p><text:span text:style-name="T23">203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180</text:span></text:p>
              </table:table-cell>
              <table:table-cell>
                <text:p><text:span text:style-name="T23">185</text:span></text:p>
              </table:table-cell>
              <table:table-cell>
                <text:p><text:span text:style-name="T2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302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0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1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draw:custom-shape draw:style-name="gr317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3T16:41:11.508737075</dc:date>
    <meta:editing-cycles>1633</meta:editing-cycles>
    <meta:editing-duration>P9DT9H31M12S</meta:editing-duration>
    <meta:generator>LibreOffice/4.2.8.2$Linux_X86_64 LibreOffice_project/420m0$Build-2</meta:generator>
    <meta:document-statistic meta:object-count="1033"/>
  </office:meta>
</office:document-meta>
</file>